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P1" style:family="paragraph" style:parent-style-name="Preformatted_20_Text">
      <style:paragraph-properties fo:margin-left="0cm" fo:margin-right="0cm" fo:margin-top="0cm" fo:margin-bottom="0cm" style:contextual-spacing="false" fo:orphans="2" fo:widows="2" fo:text-indent="0cm" style:auto-text-indent="false"/>
    </style:style>
    <style:style style:name="P2" style:family="paragraph" style:parent-style-name="Preformatted_20_Text" style:list-style-name="L4"/>
    <style:style style:name="P3" style:family="paragraph" style:parent-style-name="Preformatted_20_Text" style:list-style-name="L4">
      <style:paragraph-properties style:writing-mode="lr-tb"/>
    </style:style>
    <style:style style:name="P4" style:family="paragraph" style:parent-style-name="Preformatted_20_Text" style:list-style-name="L4">
      <style:paragraph-properties fo:margin-top="0cm" fo:margin-bottom="0.499cm" style:contextual-spacing="false" style:writing-mode="lr-tb"/>
    </style:style>
    <style:style style:name="P5" style:family="paragraph" style:parent-style-name="Preformatted_20_Text">
      <style:text-properties officeooo:paragraph-rsid="00086709"/>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officeooo:paragraph-rsid="00086709"/>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T1" style:family="text">
      <style:text-properties fo:font-variant="normal" fo:text-transform="none" fo:color="#000000" loext:opacity="100%" style:text-line-through-style="none" style:text-line-through-type="none" style:font-name="monospace" fo:font-size="9.75pt" fo:letter-spacing="normal" fo:font-style="normal" style:text-underline-style="none" fo:font-weight="bold" style:text-blinking="false"/>
    </style:style>
    <style:style style:name="T2" style:family="text">
      <style:text-properties fo:font-variant="normal" fo:text-transform="none" fo:color="#000000" loext:opacity="100%" style:font-name="monospace" fo:font-size="9.75pt" fo:letter-spacing="normal" fo:font-style="normal" fo:font-weight="bold"/>
    </style:style>
    <style:style style:name="T3" style:family="text">
      <style:text-properties officeooo:rsid="0008670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7. Accessing Protected Resources</text:p>
      <text:p text:style-name="Standard"/>
      <text:p text:style-name="Text_20_body">İstemci, <text:span text:style-name="Strong_20_Emphasis">erişim belirteci</text:span>ni kaynak sunucusuna sunarak korunan kaynaklara erişir. <text:span text:style-name="Strong_20_Emphasis">Kaynak sunucusu</text:span>, erişim belirtecini doğrulamalı, süresinin dolmadığından emin olmalı ve belirtecin kapsamının talep edilen kaynağı kapsayıp kapsamadığını kontrol etmelidir.</text:p>
      <text:p text:style-name="Text_20_body"><text:span text:style-name="Strong_20_Emphasis">Kaynak sunucusunun</text:span>, erişim belirtecini doğrulamak için kullandığı yöntemler (ve herhangi bir hata yanıtı) bu spesifikasyonun kapsamı dışında kalır. Ancak, genellikle kaynak sunucusu ile yetkilendirme sunucusu arasında bir etkileşim veya koordinasyon içerir.</text:p>
      <text:p text:style-name="Horizontal_20_Line"/>
      <text:p text:style-name="Text_20_body"><text:span text:style-name="Strong_20_Emphasis">İstemcinin</text:span>, kaynak sunucusuyla kimlik doğrulaması yapmak için erişim belirtecini nasıl kullandığı, yetkilendirme sunucusu tarafından verilen erişim belirteci türüne bağlıdır. Genellikle, istemci, [RFC2617] ile tanımlanan HTTP <text:span text:style-name="Strong_20_Emphasis">"Authorization"</text:span> başlık alanını kullanır ve bu başlık, kullanılan erişim belirteci türünün spesifikasyonu tarafından tanımlanan bir kimlik doğrulama şeması içerir (örneğin, [RFC6750]).</text:p>
      <text:p text:style-name="Standard"/>
      <text:p text:style-name="Standard"/>
      <text:p text:style-name="P1"><text:a xlink:type="simple" xlink:href="https://www.rfc-editor.org/rfc/rfc6749#section-7.1" text:style-name="Internet_20_link" text:visited-style-name="Visited_20_Internet_20_Link"><text:bookmark text:name="section-7.1"/><text:span text:style-name="T1">7.1</text:span></text:a><text:span text:style-name="T2">. <text:s/>Access Token Types</text:span></text:p>
      <text:p text:style-name="Standard"/>
      <text:p text:style-name="Text_20_body">Erişim belirteci türü, istemcinin korunan bir kaynak talebi yaparken erişim belirtecini nasıl kullanacağını ve bunun için gerekli bilgileri sağlar (türle ilgili özel nitelikler dahil). <text:span text:style-name="Strong_20_Emphasis">İstemci</text:span>, belirteç türünü anlamıyorsa erişim belirtecini kullanmamalıdır.</text:p>
      <text:p text:style-name="Horizontal_20_Line"/>
      <text:h text:style-name="Heading_20_4" text:outline-level="4">Örnekler:</text:h>
      <text:list text:style-name="L4">
        <text:list-item>
          <text:p text:style-name="P9"><text:span text:style-name="Strong_20_Emphasis">Bearer Token</text:span><text:line-break/>[RFC6750]'de tanımlanan "bearer" belirteç türü, erişim belirteci dizesinin talebe doğrudan eklenmesiyle kullanılır:</text:p>
          <text:p text:style-name="P2"/>
          <text:p text:style-name="P3"><text:span text:style-name="Source_20_Text">GET /resource/1 HTTP/1.1</text:span></text:p>
          <text:p text:style-name="P3"><text:span text:style-name="Source_20_Text">Host: example.com</text:span></text:p>
          <text:p text:style-name="P4"><text:span text:style-name="Source_20_Text">Authorization: Bearer mF_9.B5f-4.1JqM</text:span></text:p>
          <text:p text:style-name="P9">Bu, istemcinin belirteci taşıdığı ve sunucuya gönderdiği basit bir yöntemdir.</text:p>
        </text:list-item>
        <text:list-item>
          <text:p text:style-name="P9"><text:span text:style-name="Strong_20_Emphasis">MAC Token</text:span><text:line-break/>[OAuth-HTTP-MAC] tarafından tanımlanan "mac" belirteç türü, erişim belirteci ile birlikte bir <text:span text:style-name="Strong_20_Emphasis">Mesaj Kimlik Doğrulama Kodu (MAC)</text:span> anahtarı sağlanarak kullanılır. Bu anahtar, HTTP isteklerinin belirli bileşenlerini imzalamak için kullanılır:</text:p>
          <text:p text:style-name="P2"/>
          <text:p text:style-name="P3"><text:span text:style-name="Source_20_Text">GET /resource/1 HTTP/1.1</text:span></text:p>
          <text:p text:style-name="P3"><text:span text:style-name="Source_20_Text">Host: example.com</text:span></text:p>
          <text:p text:style-name="P3"><text:span text:style-name="Source_20_Text">Authorization: MAC id="h480djs93hd8",</text:span></text:p>
          <text:p text:style-name="P3"><text:span text:style-name="Source_20_Text"><text:s text:c="19"/>nonce="274312:dj83hs9s",</text:span></text:p>
          <text:p text:style-name="P4"><text:span text:style-name="Source_20_Text"><text:s text:c="19"/>mac="kDZvddkndxvhGRXZhvuDjEWhGeE="</text:span></text:p>
          <text:p text:style-name="P9">Bu yöntem, daha fazla güvenlik gerektiren senaryolarda tercih edilir.</text:p>
        </text:list-item>
      </text:list>
      <text:p text:style-name="Horizontal_20_Line"/>
      <text:h text:style-name="Heading_20_4" text:outline-level="4"><text:soft-page-break/>Geliştiriciler İçin Not:</text:h>
      <text:p text:style-name="Text_20_body">Bu örnekler yalnızca açıklayıcı amaçlarla verilmiştir. Geliştiriciler, gerçek projelerinde <text:span text:style-name="Strong_20_Emphasis">[RFC6750]</text:span> ve <text:span text:style-name="Strong_20_Emphasis">[OAuth-HTTP-MAC]</text:span> spesifikasyonlarını inceleyerek kullanımlarını doğru bir şekilde uygulamalıdır.</text:p>
      <text:p text:style-name="Horizontal_20_Line"/>
      <text:h text:style-name="Heading_20_4" text:outline-level="4">Erişim Belirteci Türleri ve Özellikleri:</text:h>
      <text:p text:style-name="Text_20_body">Her erişim belirteci türü, istemciye <text:span text:style-name="Strong_20_Emphasis">"access_token"</text:span> yanıt parametresiyle birlikte gönderilen ek nitelikleri (varsa) tanımlar. Ayrıca, korunan bir kaynak talebi yapılırken erişim belirtecinin HTTP kimlik doğrulama yöntemiyle nasıl dahil edileceğini belirtir.</text:p>
      <text:p text:style-name="Text_20_body">Bu, farklı erişim belirteci türlerinin kullanımını kolaylaştırmak için yapılan bir standartlaşmayı ifade eder.</text:p>
      <text:p text:style-name="Text_20_body"/>
      <text:p text:style-name="P5"><text:a xlink:type="simple" xlink:href="https://www.rfc-editor.org/rfc/rfc6749#section-7.2" text:style-name="Internet_20_link" text:visited-style-name="Visited_20_Internet_20_Link"><text:bookmark text:name="section-7.2"/><text:span text:style-name="T1">7.2</text:span></text:a><text:span text:style-name="T2">. <text:s/>Error Response</text:span></text:p>
      <text:p text:style-name="P8"/>
      <text:p text:style-name="P8">Bu bölüm, OAuth ile korunan bir kaynağa erişim talebinin başarısız olması durumunda kaynak sunucusunun istemciye hata bildiriminde bulunma yollarını ele alır. Belirli hata yanıtlarının detayları bu spesifikasyonun kapsamına girmese de, bu doküman OAuth belirteç doğrulama mekanizmalarında kullanılacak hata değerlerini yönetmek için ortak bir kayıt sistemi tanımlamaktadır (Bölüm 11.4).</text:p>
      <text:h text:style-name="Heading_20_3" text:outline-level="3">Açıklama:</text:h>
      <text:list text:style-name="L5">
        <text:list-item>
          <text:p text:style-name="P10"><text:span text:style-name="Strong_20_Emphasis">Hata Bildirimi:</text:span></text:p>
          <text:list>
            <text:list-item>
              <text:p text:style-name="P11">Kaynak sunucusu, erişim talebinin başarısız olması durumunda istemciye hata hakkında bilgi vermelidir.</text:p>
            </text:list-item>
            <text:list-item>
              <text:p text:style-name="P11">Spesifik hata yanıtlarının detayları bu dokümanda belirtilmemiştir.</text:p>
            </text:list-item>
            <text:list-item>
              <text:p text:style-name="P11">Ancak, OAuth için hata değerleri arasında ortak bir standardizasyon sağlamak amacıyla bir hata değeri kaydı oluşturulmuştur.</text:p>
            </text:list-item>
          </text:list>
        </text:list-item>
        <text:list-item>
          <text:p text:style-name="P10"><text:span text:style-name="Strong_20_Emphasis">Yeni Kimlik Doğrulama Mekanizmaları:</text:span></text:p>
          <text:list>
            <text:list-item>
              <text:p text:style-name="P11">Primarily (öncelikli olarak) OAuth belirteç doğrulaması için tasarlanan yeni kimlik doğrulama mekanizmaları:</text:p>
              <text:list>
                <text:list-item>
                  <text:p text:style-name="P11">İstemciye hata durumu ile ilgili bilgi sağlamak için bir mekanizma tanımlamalıdır.</text:p>
                </text:list-item>
                <text:list-item>
                  <text:p text:style-name="P11">Bu mekanizmalar, geçerli hata kodlarını kayıtlı değerlerin bir alt kümesi ile sınırlayabilir.</text:p>
                </text:list-item>
                <text:list-item>
                  <text:p text:style-name="P11">Hata kodunun bir parametre aracılığıyla iletildiği durumlarda, parametre adı genellikle <text:span text:style-name="Strong_20_Emphasis">"error"</text:span> olmalıdır.</text:p>
                </text:list-item>
              </text:list>
            </text:list-item>
          </text:list>
        </text:list-item>
        <text:list-item>
          <text:p text:style-name="P10"><text:span text:style-name="Strong_20_Emphasis">Diğer Kimlik Doğrulama Mekanizmaları:</text:span></text:p>
          <text:list>
            <text:list-item>
              <text:p text:style-name="P11">OAuth belirteç doğrulaması için kullanılabilen, ancak bu amaçla öncelikli olarak tasarlanmamış diğer mekanizmalar:</text:p>
              <text:list>
                <text:list-item>
                  <text:p text:style-name="P11">Kendi hata değerlerini bu kayıtla ilişkilendirebilir.</text:p>
                </text:list-item>
                <text:list-item>
                  <text:p text:style-name="P11">Ancak bunu yapmak zorunda değillerdir.</text:p>
                </text:list-item>
              </text:list>
            </text:list-item>
          </text:list>
        </text:list-item>
        <text:list-item>
          <text:p text:style-name="P10"><text:soft-page-break/><text:span text:style-name="Strong_20_Emphasis">Ek Hata Parametreleri:</text:span></text:p>
          <text:list>
            <text:list-item>
              <text:p text:style-name="P11">Yeni kimlik doğrulama mekanizmaları, istemciye daha açıklayıcı hata bilgisi sağlamak için şu parametreleri kullanabilir:</text:p>
              <text:list>
                <text:list-item>
                  <text:p text:style-name="P11"><text:span text:style-name="Strong_20_Emphasis">"error_description"</text:span>: Hata hakkında insan tarafından okunabilir bir açıklama sağlar.</text:p>
                </text:list-item>
                <text:list-item>
                  <text:p text:style-name="P11"><text:span text:style-name="Strong_20_Emphasis">"error_uri"</text:span>: Hata ile ilgili daha fazla bilgiye ulaşılabilecek bir URI sağlar.</text:p>
                </text:list-item>
              </text:list>
            </text:list-item>
            <text:list-item>
              <text:p text:style-name="P10">Bu parametreler, bu dokümandaki kullanımlarıyla paralel bir şekilde kullanılabilir.</text:p>
            </text:list-item>
          </text:list>
        </text:list-item>
      </text:list>
      <text:h text:style-name="Heading_20_3" text:outline-level="3">Özet:</text:h>
      <text:p text:style-name="Text_20_body">Bu bölüm, OAuth belirteç doğrulaması için kullanılan hata değerlerinin standardize edilmesini ve yeni kimlik doğrulama mekanizmalarının bu standarda uygun olarak tasarlanmasını önerir. Bu sayede, istemciler hata durumlarını daha kolay anlayabilir ve ele alabilir. Ek olarak, daha karmaşık senaryolarda detaylı hata bilgisi sağlamak için ek parametreler kullanılabilir.</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9:34:20.033896962</meta:creation-date>
    <dc:date>2025-01-26T19:44:31.031043280</dc:date>
    <meta:editing-duration>PT10M11S</meta:editing-duration>
    <meta:editing-cycles>1</meta:editing-cycles>
    <meta:document-statistic meta:table-count="0" meta:image-count="0" meta:object-count="0" meta:page-count="3" meta:paragraph-count="47" meta:word-count="577" meta:character-count="4821" meta:non-whitespace-character-count="4271"/>
    <meta:generator>LibreOffice/7.4.7.2$Linux_X86_64 LibreOffice_project/40$Build-2</meta:generator>
  </office:meta>
</office:document-meta>
</file>